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 n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 to
stop by a restroom, for example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 rest.
A good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 say it,
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1+02:00</meta:creation-date>
    <dc:date>2019-09-21T11:2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